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d094" officeooo:paragraph-rsid="0019d094"/>
    </style:style>
    <style:style style:name="P2" style:family="paragraph" style:parent-style-name="Standard">
      <style:text-properties officeooo:rsid="001b9cc4" officeooo:paragraph-rsid="001b9cc4"/>
    </style:style>
    <style:style style:name="P3" style:family="paragraph" style:parent-style-name="Standard">
      <style:text-properties fo:font-size="14pt" fo:font-weight="bold" officeooo:rsid="001b9cc4" officeooo:paragraph-rsid="001b9cc4" style:font-size-asian="14pt" style:font-weight-asian="bold" style:font-size-complex="14pt" style:font-weight-complex="bold"/>
    </style:style>
    <style:style style:name="P4" style:family="paragraph" style:parent-style-name="Standard">
      <style:text-properties fo:font-size="14pt" fo:font-weight="bold" officeooo:rsid="001b9cc4" officeooo:paragraph-rsid="001bb6c7" style:font-size-asian="14pt" style:font-weight-asian="bold" style:font-size-complex="14pt" style:font-weight-complex="bold"/>
    </style:style>
    <style:style style:name="P5" style:family="paragraph" style:parent-style-name="Standard">
      <style:text-properties officeooo:rsid="001bb6c7" officeooo:paragraph-rsid="001bb6c7"/>
    </style:style>
    <style:style style:name="P6" style:family="paragraph" style:parent-style-name="Header">
      <style:text-properties fo:font-size="10.5pt" fo:font-weight="bold" officeooo:rsid="0019d094" officeooo:paragraph-rsid="0019d094" style:font-size-asian="10.5pt" style:font-weight-asian="bold" style:font-size-complex="10.5pt" style:font-weight-complex="bold"/>
    </style:style>
    <style:style style:name="P7" style:family="paragraph" style:parent-style-name="Footer">
      <style:paragraph-properties fo:text-align="center" style:justify-single-word="false"/>
      <style:text-properties fo:font-size="10.5pt" fo:font-weight="bold" officeooo:paragraph-rsid="0019d094" style:font-size-asian="10.5pt" style:font-weight-asian="bold" style:font-size-complex="10.5pt" style:font-weight-complex="bold"/>
    </style:style>
    <style:style style:name="T1" style:family="text">
      <style:text-properties officeooo:rsid="001c3b86"/>
    </style:style>
    <style:style style:name="T2" style:family="text">
      <style:text-properties fo:font-size="14pt" fo:font-weight="bold" officeooo:rsid="001b9cc4" style:font-size-asian="14pt" style:font-weight-asian="bold" style:font-size-complex="14pt" style:font-weight-complex="bold"/>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short review major planning and search developments are described highlighting the relationship between them and their influence in the artificial intelligence field.</text:p>
      <text:p text:style-name="P1"/>
      <text:p text:style-name="P3">Stanford Research Institute Problem Solver (STRIPS)</text:p>
      <text:p text:style-name="P2"/>
      <text:p text:style-name="P2">STRIPS is an automated planner designed by Richard Fikes and Nils Nilsson [1]. The automatedplanner goal was to find a series of operators in a space of models to alter an initial state into a model inwhich a given goal can be proven to be true.</text:p>
      <text:p text:style-name="P2"/>
      <text:p text:style-name="P2">The impact of STRIPS in the artificial intelligence field was greater in terms of the representationlanguage it created [2], which is very close to the “classical” planning language. This languagedescribed a set of applicable operators that allowed to transform one state into a different state. Thisdefinition of a framework to solve complex planning problems has been a central to much of theresearch in artificial intelligence [3].</text:p>
      <text:p text:style-name="P2"/>
      <text:p text:style-name="P2">STRIPS was primarily used for robot research at SRI (Stanford Research Institute) [1].</text:p>
      <text:p text:style-name="P2"/>
      <text:p text:style-name="P3">Planning Domain Definition Language (PDDL)</text:p>
      <text:p text:style-name="P2"/>
      <text:p text:style-name="P2">The PDDL was the first modeling language to be used widely for solving planning problems and it has remained the standard for the International Planning Competition since 1998 [2].</text:p>
      <text:p text:style-name="P2"/>
      <text:p text:style-name="P2">The PDDL was primarily inspired by STRIPS (discussed above), and ADL (The Action DescriptionLanguage), which is a simpler representation of STRIPS that allows to encode more realistic problemsby relaxing some of the STRIPS restrictions [2].</text:p>
      <text:p text:style-name="P2"/>
      <text:p text:style-name="P5">The usage of a common language for representing and solving planning problems encourages greater reuse of research, allows to analyze different approaches in an easier way and thus aids faster progressin the artificial intelligence field [4].</text:p>
      <text:p text:style-name="P5"/>
      <text:p text:style-name="P4">WARPLAN</text:p>
      <text:p text:style-name="P5"/>
      <text:p text:style-name="P5">Early research in the planning domain normally used linear programming [2], which considers totally ordered action sequences. This approach was soon learned to be incomplete and the notion ofinterleaving; being able to interleave actions from different sub-plans within a single sequence wasintroduced.</text:p>
      <text:p text:style-name="P5"/>
      <text:p text:style-name="P5">WARPLAN is a planner written by David Warren which implements a solution known as goalregression planning to the interleaving problem.</text:p>
      <text:p text:style-name="P5"/>
      <text:p text:style-name="P5">WARPLAN was the first planner to be written in a logic programming language (Prolog) [2]. Theimplementation of a planner using such language was able to showcase the great benefits in terms of reduced complexity that can be achieved by using logic programming languages. WARPLAN is only100 lines of code [2].</text:p>
      <text:p text:style-name="P5"/>
      <text:p text:style-name="P5"/>
      <text:p text:style-name="P5"/>
      <text:p text:style-name="P5"><text:soft-page-break/><text:span text:style-name="T2">References</text:span></text:p>
      <text:p text:style-name="P5">1. Richard E. Fikes, Nils J. Nilsson (Winter 1971). "<text:span text:style-name="T3">STRIPS: A New Approach to the Application ofTheorem Proving to Problem Solving</text:span>".2. Stuart J. Russell, Peter Norvig (2010), <text:span text:style-name="T3">Artificial Intelligence: A Modern Approach (3rd Edition)</text:span>.3. Nilsson, N. J. <text:span text:style-name="T3">Problem-Solving Methods in Artificial Intelligence</text:span>. McGraw-Hill Book Company,New York, New York, 1971.4. M.; Long, D. (2002). "<text:span text:style-name="T3">PDDL+: Modeling continuous time dependent effects</text:span>". Proceedings of the 3rdInternational NASA Workshop on Planning and Scheduling for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5pt" fo:font-weight="bold" officeooo:rsid="0019d094" officeooo:paragraph-rsid="0019d094" style:font-size-asian="10.5pt" style:font-weight-asian="bold" style:font-size-complex="10.5pt" style:font-weight-complex="bold"/>
    </style:style>
    <style:style style:name="MP2" style:family="paragraph" style:parent-style-name="Footer">
      <style:paragraph-properties fo:text-align="center" style:justify-single-word="false"/>
      <style:text-properties fo:font-size="10.5pt" fo:font-weight="bold" officeooo:paragraph-rsid="0019d094" style:font-size-asian="10.5pt" style:font-weight-asian="bold" style:font-size-complex="10.5pt" style:font-weight-complex="bold"/>
    </style:style>
    <style:style style:name="MT1" style:family="text">
      <style:text-properties officeooo:rsid="001c3b8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IND Project 3: Implement a Planning Search</text:p>
        <text:p text:style-name="MP1">Planning Historical Developments Research Review</text:p>
      </style:header>
      <style:footer>
        <text:p text:style-name="MP2"><text:span text:style-name="MT1">page </text:span><text:span text:style-name="MT1"><text:page-number text:select-page="current">2</text:page-number></text:span><text:span text:style-name="MT1"> of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9:51:55.535053000</meta:creation-date>
    <dc:date>2017-07-25T19:58:33.707893000</dc:date>
    <meta:editing-duration>PT6M37S</meta:editing-duration>
    <meta:editing-cycles>3</meta:editing-cycles>
    <meta:generator>LibreOffice/5.2.5.1$MacOSX_X86_64 LibreOffice_project/0312e1a284a7d50ca85a365c316c7abbf20a4d22</meta:generator>
    <meta:document-statistic meta:table-count="0" meta:image-count="0" meta:object-count="0" meta:page-count="2" meta:paragraph-count="18" meta:word-count="480" meta:character-count="3095" meta:non-whitespace-character-count="2631"/>
  </office:meta>
</office:document-meta>
</file>